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ff0779" style:font-name="Consolas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apple-system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msg = Hello world - this is from config server</text:span>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8:19:51.998158557</meta:creation-date>
    <dc:date>2019-10-21T18:21:20.231529776</dc:date>
    <meta:editing-duration>PT1M30S</meta:editing-duration>
    <meta:editing-cycles>1</meta:editing-cycles>
    <meta:document-statistic meta:table-count="0" meta:image-count="0" meta:object-count="0" meta:page-count="1" meta:paragraph-count="1" meta:word-count="10" meta:character-count="47" meta:non-whitespace-character-count="38"/>
    <meta:generator>LibreOffice/6.2.7.1$Linux_X86_64 LibreOffice_project/20$Build-1</meta:generator>
  </office:meta>
</office:document-meta>
</file>